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9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 style:data-style-name="N2" text:time-value="14:28:12.608926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17T14:41:06.347383161</dc:date>
    <meta:editing-duration>PT4H23M10S</meta:editing-duration>
    <meta:editing-cycles>56</meta:editing-cycles>
    <meta:document-statistic meta:table-count="2" meta:cell-count="10232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